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gif" manifest:full-path="Object 1/Pictures/100002000000000C0000000C8AB642AF.gif"/>
  <manifest:file-entry manifest:media-type="image/gif" manifest:full-path="Object 1/Pictures/100002000000000A0000000A70B89FEF.gif"/>
  <manifest:file-entry manifest:media-type="image/gif" manifest:full-path="Object 1/Pictures/100002000000000B0000000BAD27F3FA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.5cm" svg:height="11.456cm" svg:x="1.5cm" svg:y="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cm" svg:height="1.5cm" svg:x="1.541cm" svg:y="2.1cm">
          <text:p/>
        </draw:rect>
        <draw:line draw:style-name="gr3" draw:text-style-name="P1" draw:layer="layout" svg:x1="6.656cm" svg:y1="9cm" svg:x2="7.801cm" svg:y2="7.228cm">
          <text:p/>
        </draw:line>
        <draw:line draw:style-name="gr3" draw:text-style-name="P1" draw:layer="layout" svg:x1="10.5cm" svg:y1="4.5cm" svg:x2="11.538cm" svg:y2="3.046cm">
          <text:p/>
        </draw:line>
        <draw:line draw:style-name="gr3" draw:text-style-name="P1" draw:layer="layout" svg:x1="14.548cm" svg:y1="6.9cm" svg:x2="16.175cm" svg:y2="4.337cm">
          <text:p/>
        </draw:line>
        <draw:line draw:style-name="gr4" draw:text-style-name="P1" draw:layer="layout" svg:x1="12.1cm" svg:y1="3.5cm" svg:x2="12.1cm" svg:y2="11cm">
          <text:p/>
        </draw:line>
        <draw:line draw:style-name="gr4" draw:text-style-name="P1" draw:layer="layout" svg:x1="15cm" svg:y1="3cm" svg:x2="15cm" svg:y2="11cm">
          <text:p/>
        </draw:line>
        <draw:rect draw:style-name="gr5" draw:text-style-name="P2" draw:layer="layout" svg:width="4.195cm" svg:height="2.1cm" svg:x="12.5cm" svg:y="6.9cm">
          <text:p text:style-name="P1"><text:span text:style-name="T1">предлагаемые</text:span><text:span text:style-name="T1"><text:line-break/></text:span><text:span text:style-name="T1">методы (и</text:span><text:span text:style-name="T1"><text:line-break/></text:span><text:span text:style-name="T1">эвристика)</text:span></text:p>
        </draw:rect>
        <draw:rect draw:style-name="gr5" draw:text-style-name="P2" draw:layer="layout" svg:width="4.148cm" svg:height="1.4cm" svg:x="7.804cm" svg:y="4.1cm">
          <text:p text:style-name="P1"><text:span text:style-name="T1">предлагаемые</text:span><text:span text:style-name="T1"><text:line-break/></text:span><text:span text:style-name="T1">методы</text:span></text:p>
        </draw:rect>
        <draw:line draw:style-name="gr4" draw:text-style-name="P1" draw:layer="layout" svg:x1="6.2cm" svg:y1="2.9cm" svg:x2="6.2cm" svg:y2="11.5cm">
          <text:p/>
        </draw:line>
        <draw:rect draw:style-name="gr5" draw:text-style-name="P2" draw:layer="layout" svg:width="3.6cm" svg:height="1.7cm" svg:x="4.6cm" svg:y="8.6cm">
          <text:p text:style-name="P1"><text:span text:style-name="T1">MicroTESK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3-11T16:39:17.52</meta:creation-date>
    <dc:date>2010-05-20T10:57:06.58</dc:date>
    <dc:creator>Ivan Ivanov</dc:creator>
    <meta:editing-duration>PT00H38M52S</meta:editing-duration>
    <meta:editing-cycles>15</meta:editing-cycles>
    <meta:generator>OpenOffice.org/3.2$Win32 OpenOffice.org_project/320m12$Build-9483</meta:generator>
    <meta:printed-by>Ivan Ivanov</meta:printed-by>
    <meta:print-date>2010-03-11T16:42:28.30</meta:print-date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symbol-type="automatic" chart:treat-empty-cells="leave-gap" chart:spline-order="3" chart:spline-resolution="10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4" style:family="chart">
      <style:chart-properties style:rotation-angle="0"/>
      <style:text-properties fo:font-size="16.3777103424072pt" style:font-size-asian="10.5285272598267pt" style:font-size-complex="10.5285272598267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start"/>
      <style:graphic-properties svg:stroke-color="#b3b3b3"/>
      <style:text-properties fo:font-size="11pt" style:font-size-asian="8pt" style:font-size-complex="8pt"/>
    </style:style>
    <style:style style:name="ch6" style:family="chart">
      <style:chart-properties style:rotation-angle="90"/>
      <style:text-properties fo:font-size="16.3777103424072pt" style:font-size-asian="10.5285272598267pt" style:font-size-complex="10.5285272598267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image" chart:symbol-width="0.32cm" chart:symbol-height="0.32cm" chart:link-data-style-to-source="false">
        <chart:symbol-image xlink:href="Pictures/100002000000000A0000000A70B89FEF.gif" xlink:type="simple" xlink:actuate="onLoad"/>
      </style:chart-properties>
      <style:graphic-properties svg:stroke-width="0.19cm" svg:stroke-color="#ff0000" draw:fill-color="#ff0000"/>
      <style:text-properties fo:font-size="6pt" style:font-size-asian="6pt" style:font-size-complex="6pt"/>
    </style:style>
    <style:style style:name="ch9" style:family="chart" style:data-style-name="N10">
      <style:chart-properties chart:symbol-type="image" chart:symbol-width="0.34cm" chart:symbol-height="0.34cm" chart:link-data-style-to-source="false">
        <chart:symbol-image xlink:href="Pictures/100002000000000B0000000BAD27F3FA.gif" xlink:type="simple" xlink:actuate="onLoad"/>
      </style:chart-properties>
      <style:graphic-properties svg:stroke-width="0.23cm" svg:stroke-color="#800000" draw:fill-color="#800000"/>
      <style:text-properties fo:font-size="6pt" style:font-size-asian="6pt" style:font-size-complex="6pt"/>
    </style:style>
    <style:style style:name="ch10" style:family="chart" style:data-style-name="N10">
      <style:chart-properties chart:symbol-type="image" chart:symbol-width="0.37cm" chart:symbol-height="0.37cm" chart:link-data-style-to-source="false">
        <chart:symbol-image xlink:href="Pictures/100002000000000C0000000C8AB642AF.gif" xlink:type="simple" xlink:actuate="onLoad"/>
      </style:chart-properties>
      <style:graphic-properties draw:stroke="dash" draw:stroke-dash="Ultrafine_20_Dashed" svg:stroke-width="0.19cm" svg:stroke-color="#0000ff" draw:fill-color="#0000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01cm" svg:height="11.457cm" xlink:href="." chart:class="chart:line" chart:style-name="ch1">
        <chart:plot-area chart:style-name="ch2" chart:data-source-has-labels="both" svg:x="0.671cm" svg:y="0.227cm" svg:width="15.034cm" svg:height="10.745cm">
          <chart:axis chart:dimension="x" chart:name="primary-x" chart:style-name="ch3">
            <chart:title svg:x="5.28cm" svg:y="10.341cm" chart:style-name="ch4">
              <text:p>количество инструкций в ситуации</text:p>
            </chart:title>
            <chart:categories table:cell-range-address="local-table.$A$2:.$A$15"/>
          </chart:axis>
          <chart:axis chart:dimension="y" chart:name="primary-y" chart:style-name="ch5">
            <chart:title svg:x="0.433cm" svg:y="6.771cm" chart:style-name="ch6">
              <text:p>успешность</text:p>
            </chart:title>
            <chart:grid chart:style-name="ch7" chart:class="major"/>
          </chart:axis>
          <chart:series chart:style-name="ch8" chart:values-cell-range-address="local-table.$B$2:.$B$15" chart:label-cell-address="local-table.$B$1" chart:class="chart:line">
            <chart:data-point chart:repeated="14"/>
          </chart:series>
          <chart:series chart:style-name="ch9" chart:values-cell-range-address="local-table.$C$2:.$C$15" chart:label-cell-address="local-table.$C$1" chart:class="chart:line">
            <chart:data-point chart:repeated="14"/>
          </chart:series>
          <chart:series chart:style-name="ch10" chart:values-cell-range-address="local-table.$D$2:.$D$15" chart:label-cell-address="local-table.$D$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разделения инструкций</text:p>
              </table:table-cell>
              <table:table-cell office:value-type="string">
                <text:p>с разделением по инструкциям</text:p>
              </table:table-cell>
              <table:table-cell office:value-type="string">
                <text:p>MicroTE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